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size="18pt" style:font-size-asian="18pt" style:font-size-complex="18pt"/>
    </style:style>
    <style:style style:name="T8" style:parent-style-name="Fuentedepárrafopredeter." style:family="text">
      <style:text-properties fo:font-size="18pt" style:font-size-asian="18pt" style:font-size-complex="18pt"/>
    </style:style>
    <style:style style:name="T9" style:parent-style-name="Fuentedepárrafopredeter." style:family="text">
      <style:text-properties fo:font-size="18pt" style:font-size-asian="18pt" style:font-size-complex="18pt"/>
    </style:style>
    <style:style style:name="T10" style:parent-style-name="Fuentedepárrafopredeter." style:family="text">
      <style:text-properties fo:font-size="18pt" style:font-size-asian="18pt" style:font-size-complex="18pt"/>
    </style:style>
    <style:style style:name="T11" style:parent-style-name="Fuentedepárrafopredeter." style:family="text">
      <style:text-properties fo:font-size="18pt" style:font-size-asian="18pt" style:font-size-complex="18pt"/>
    </style:style>
    <style:style style:name="T12" style:parent-style-name="Fuentedepárrafopredeter." style:family="text">
      <style:text-properties fo:font-size="18pt" style:font-size-asian="18pt" style:font-size-complex="18pt"/>
    </style:style>
    <style:style style:name="T13" style:parent-style-name="Fuentedepárrafopredeter." style:family="text">
      <style:text-properties fo:font-size="18pt" style:font-size-asian="18pt" style:font-size-complex="18pt"/>
    </style:style>
    <style:style style:name="T14" style:parent-style-name="Fuentedepárrafopredeter." style:family="text">
      <style:text-properties fo:font-size="18pt" style:font-size-asian="18pt" style:font-size-complex="18pt"/>
    </style:style>
    <style:style style:name="T15" style:parent-style-name="Fuentedepárrafopredeter." style:family="text">
      <style:text-properties fo:font-size="18pt" style:font-size-asian="18pt" style:font-size-complex="18pt"/>
    </style:style>
    <style:style style:name="T16" style:parent-style-name="Fuentedepárrafopredeter.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Dadas las siguientes tablas definidas para el <text:a office:title="Modelo Relacional" xlink:href="https://aulasvirtuales.educastur.es/mod/resource/view.php?id=712273" office:target-frame-name="_top" xlink:show="replace"><text:span text:style-name="Hipervínculo">modelo relacional</text:span></text:a>:</text:p>
      <text:p text:style-name="Normal"><text:span text:style-name="T2">ALUMNOS</text:span> (<text:span text:style-name="T3">dni</text:span>, expediente)</text:p>
      <text:p text:style-name="Normal"><text:span text:style-name="T4">PROFESORES</text:span> (<text:span text:style-name="T5">dni</text:span>, departamento)</text:p>
      <text:p text:style-name="Normal">Indique que operación en <text:a office:title="Algebra Relacional" xlink:href="https://aulasvirtuales.educastur.es/mod/resource/view.php?id=712301" office:target-frame-name="_top" xlink:show="replace"><text:span text:style-name="Hipervínculo">algebra relacional</text:span></text:a> se debe hacer para:</text:p>
      <text:p text:style-name="Normal"><text:span text:style-name="T6">Mostrar el dni, expediente y departamento de los alumnos que son a la vez profesores tras comprobar que sus dni son iguales.</text:span></text:p>
      <text:p text:style-name="Normal"><text:span text:style-name="T7">σ ALUMNOS</text:span><text:span text:style-name="T8">.D</text:span><text:span text:style-name="T9">ni =</text:span><text:span text:style-name="T10"><text:s/>PROFESORES.Dni</text:span><text:span text:style-name="T11">(Π</text:span><text:span text:style-name="T12">ALUMNOS.</text:span><text:span text:style-name="T13">dni, expediente y departamento</text:span><text:span text:style-name="T14">(</text:span><text:span text:style-name="T15">PROFESORES X ALUMNOS)</text:span><text:span text:style-name="T16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delmarcadordeposición" style:display-name="Texto del marcador de posición" style:family="text" style:parent-style-name="Fuentedepárrafopredeter.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5-11-28T15:38:00Z</meta:creation-date>
    <dc:date>2025-11-28T15:56:00Z</dc:date>
    <meta:template xlink:href="Normal.dotm" xlink:type="simple"/>
    <meta:editing-cycles>1</meta:editing-cycles>
    <meta:editing-duration>PT1080S</meta:editing-duration>
    <meta:document-statistic meta:page-count="1" meta:paragraph-count="1" meta:word-count="95" meta:character-count="617" meta:row-count="4" meta:non-whitespace-character-count="523"/>
  </office:meta>
</office:document-meta>
</file>